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58466" draw:textarea-horizontal-align="justify" draw:textarea-vertical-align="middle" draw:auto-grow-height="false" fo:min-height="0.8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75cm" fo:min-width="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3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12pt" style:font-size-asian="16pt" style:font-size-complex="16pt"/>
    </style:style>
    <style:style style:name="P2" style:family="paragraph">
      <loext:graphic-properties draw:fill-color="#158466"/>
      <style:paragraph-properties fo:text-align="center"/>
      <style:text-properties fo:font-size="12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.5cm" svg:height="1.125cm" svg:x="1cm" svg:y="7.125cm">
          <text:p text:style-name="P1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.5cm" svg:height="1.125cm" svg:x="8cm" svg:y="3.375cm">
          <text:p text:style-name="P1"><text:span text:style-name="T1">DQU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4.5cm" svg:height="1.125cm" svg:x="8cm" svg:y="1.5cm">
          <text:p text:style-name="P1"><text:span text:style-name="T1">QU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4.5cm" svg:height="1.125cm" svg:x="8cm" svg:y="5.25cm">
          <text:p text:style-name="P1"><text:span text:style-name="T1">GRAMM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cm" svg:height="1.125cm" svg:x="8cm" svg:y="7.125cm">
          <text:p text:style-name="P1"><text:span text:style-name="T1">FUNC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4.5cm" svg:height="1.125cm" svg:x="8cm" svg:y="9cm">
          <text:p text:style-name="P1"><text:span text:style-name="T1">ARRAY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5cm" svg:height="1.125cm" svg:x="8cm" svg:y="10.875cm">
          <text:p text:style-name="P1"><text:span text:style-name="T1">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4.5cm" svg:height="1.125cm" svg:x="8cm" svg:y="12.75cm">
          <text:p text:style-name="P1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3.5cm" svg:height="1.125cm" svg:x="1cm" svg:y="4.125cm">
          <text:p text:style-name="P1"><text:span text:style-name="T1">E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line-skew="-1.25cm" svg:x1="8cm" svg:y1="2.062cm" svg:x2="4.5cm" svg:y2="7.687cm" draw:start-shape="id1" draw:end-shape="id2" draw:end-glue-point="1" svg:d="M8000 2062h-3000v5625h-500" svg:viewBox="0 0 3501 5626">
          <text:p/>
        </draw:connector>
        <draw:connector draw:style-name="gr5" draw:text-style-name="P3" draw:layer="layout" draw:line-skew="-0.75cm" svg:x1="8cm" svg:y1="3.937cm" svg:x2="4.5cm" svg:y2="7.687cm" draw:start-shape="id3" draw:start-glue-point="3" draw:end-shape="id2" draw:end-glue-point="1" svg:d="M8000 3937h-2500v3750h-1000" svg:viewBox="0 0 3501 3751">
          <text:p/>
        </draw:connector>
        <draw:connector draw:style-name="gr5" draw:text-style-name="P3" draw:layer="layout" draw:line-skew="-0.25cm" svg:x1="8cm" svg:y1="5.812cm" svg:x2="4.5cm" svg:y2="7.687cm" draw:start-shape="id4" draw:end-shape="id2" draw:end-glue-point="1" svg:d="M8000 5812h-2000v1875h-1500" svg:viewBox="0 0 3501 1876">
          <text:p/>
        </draw:connector>
        <draw:connector draw:style-name="gr5" draw:text-style-name="P3" draw:layer="layout" draw:line-skew="-0.25cm" svg:x1="8cm" svg:y1="9.562cm" svg:x2="4.5cm" svg:y2="7.687cm" draw:start-shape="id5" draw:end-shape="id2" draw:end-glue-point="1" svg:d="M8000 9562h-2000v-1875h-1500" svg:viewBox="0 0 3501 1876">
          <text:p/>
        </draw:connector>
        <draw:connector draw:style-name="gr5" draw:text-style-name="P3" draw:layer="layout" draw:line-skew="-0.75cm" svg:x1="8cm" svg:y1="11.437cm" svg:x2="4.5cm" svg:y2="7.687cm" draw:start-shape="id6" draw:end-shape="id2" draw:end-glue-point="1" svg:d="M8000 11437h-2500v-3750h-1000" svg:viewBox="0 0 3501 3751">
          <text:p/>
        </draw:connector>
        <draw:connector draw:style-name="gr5" draw:text-style-name="P3" draw:layer="layout" draw:line-skew="-1.25cm" svg:x1="8cm" svg:y1="13.312cm" svg:x2="4.5cm" svg:y2="7.687cm" draw:start-shape="id7" draw:start-glue-point="3" draw:end-shape="id2" draw:end-glue-point="1" svg:d="M8000 13312h-3000v-5625h-500" svg:viewBox="0 0 3501 5626">
          <text:p/>
        </draw:connector>
        <draw:connector draw:style-name="gr5" draw:text-style-name="P3" draw:layer="layout" svg:x1="2.75cm" svg:y1="5.25cm" svg:x2="2.75cm" svg:y2="7.125cm" draw:start-shape="id8" draw:start-glue-point="2" draw:end-shape="id2" draw:end-glue-point="0" svg:d="M2750 5250v1875" svg:viewBox="0 0 1 1876">
          <text:p/>
        </draw:connecto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文泉驿正黑" svg:font-family="文泉驿正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28T19:11:41.428584522</dc:date>
    <meta:editing-duration>PT16M30S</meta:editing-duration>
    <meta:editing-cycles>4</meta:editing-cycles>
    <meta:generator>LibreOffice/7.3.3.2$Linux_X86_64 LibreOffice_project/30$Build-2</meta:generator>
    <meta:document-statistic meta:object-count="39"/>
  </office:meta>
</office:document-meta>
</file>